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8D300000607D228B8C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8.75cm" svg:height="19.9cm" svg:x="0.5cm" svg:y="0.5cm">
          <draw:image xlink:href="Pictures/10000000000008D300000607D228B8C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vsm </meta:initial-creator>
    <meta:creation-date>2014-12-05T11:04:33.401022722</meta:creation-date>
    <dc:date>2015-01-22T08:58:14.547739472</dc:date>
    <dc:creator>vince </dc:creator>
    <meta:editing-duration>PT1H49M5S</meta:editing-duration>
    <meta:editing-cycles>36</meta:editing-cycles>
    <meta:generator>LibreOffice/4.2.7.2$Linux_X86_64 LibreOffice_project/420m0$Build-2</meta:generator>
    <meta:document-statistic meta:object-count="1"/>
  </office:meta>
</office:document-meta>
</file>